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.548cm" fo:min-width="0.658cm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13cm" fo:min-width="2.28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021cm" fo:min-width="0cm"/>
    </style:style>
    <style:style style:name="gr7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rsfs10" fo:font-size="18pt" fo:font-style="italic" fo:font-weight="normal" style:font-size-asian="18pt" style:font-size-complex="18pt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font-name="rsfs10" fo:font-size="18pt" fo:font-style="italic" fo:font-weight="normal" style:font-size-asian="18pt" style:font-size-complex="18pt"/>
    </style:style>
    <style:style style:name="T3" style:family="text">
      <style:text-properties style:text-position="sub 58%" style:font-name="rsfs10" fo:font-size="18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27cm" svg:x="12.938cm" svg:y="4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5.461cm" svg:x="5.95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5.461cm" svg:x="12.30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6cm" svg:y1="2.27cm" svg:x2="11.16cm" svg:y2="9.382cm">
          <text:p/>
        </draw:line>
        <draw:frame draw:style-name="gr4" draw:text-style-name="P3" draw:layer="layout" svg:width="1.27cm" svg:height="1.445cm" svg:x="5.572cm" svg:y="8.432cm">
          <draw:text-box>
            <text:p><text:span text:style-name="T1">E</text:span></text:p>
          </draw:text-box>
        </draw:frame>
        <draw:frame draw:style-name="gr4" draw:text-style-name="P3" draw:layer="layout" svg:width="1.27cm" svg:height="1.445cm" svg:x="15.351cm" svg:y="8.432cm">
          <draw:text-box>
            <text:p><text:span text:style-name="T1">R</text:span></text:p>
          </draw:text-box>
        </draw:frame>
        <draw:custom-shape draw:style-name="gr5" draw:text-style-name="P4" draw:layer="layout" svg:width="0.381cm" svg:height="0.381cm" svg:x="8.168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3.426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svg:x="13.426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13.426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2" draw:layer="layout" svg:width="4.12cm" svg:height="2.746cm" draw:transform="rotate (2.5535912285929) translate (11.9220053883311cm 7.22299775485461cm)" svg:viewBox="0 0 4121 2747" svg:d="M0 2747c2747 0 4121-2747 4121-2747">
          <text:p/>
        </draw:path>
        <draw:path draw:style-name="gr7" draw:text-style-name="P2" draw:layer="layout" svg:width="4.12cm" svg:height="2.746cm" draw:transform="rotate (0.58800142499689) translate (8.493cm 6.199cm)" svg:viewBox="0 0 4121 2747" svg:d="M4121 2747c-2747 0-4121-2747-4121-2747">
          <text:p/>
        </draw:path>
        <draw:frame draw:style-name="gr8" draw:text-style-name="P6" draw:layer="layout" svg:width="0.853cm" svg:height="0.962cm" svg:x="7.858cm" svg:y="5.672cm">
          <draw:text-box>
            <text:p>?</text:p>
          </draw:text-box>
        </draw:frame>
        <draw:frame draw:style-name="gr9" draw:text-style-name="P6" draw:layer="layout" svg:width="0.68cm" svg:height="0.962cm" svg:x="13.674cm" svg:y="4.34cm">
          <draw:text-box>
            <text:p>r</text:p>
          </draw:text-box>
        </draw:frame>
        <draw:frame draw:style-name="gr10" draw:text-style-name="P6" draw:layer="layout" svg:width="0.879cm" svg:height="0.962cm" svg:x="13.674cm" svg:y="5.74cm">
          <draw:text-box>
            <text:p>r’</text:p>
          </draw:text-box>
        </draw:frame>
        <draw:path draw:style-name="gr3" draw:text-style-name="P2" draw:layer="layout" svg:width="2.398cm" svg:height="0.914cm" draw:transform="skewX (-0.0307177948351002) rotate (-2.43578150408329) translate (13.4748832037635cm 6.12532375911212cm)" svg:viewBox="0 0 2399 915" svg:d="M0 0c1717 1 2399 915 2399 915">
          <text:p/>
        </draw:path>
        <draw:path draw:style-name="gr3" draw:text-style-name="P2" draw:layer="layout" svg:width="2.397cm" svg:height="0.914cm" draw:transform="skewX (0.0310668606854991) rotate (-0.705636616581308) translate (11.6502587385077cm 3.46829903746974cm)" svg:viewBox="0 0 2398 915" svg:d="M2398 0c-1717 1-2398 915-2398 915">
          <text:p/>
        </draw:path>
        <draw:frame draw:style-name="gr9" draw:text-style-name="P6" draw:layer="layout" svg:width="0.68cm" svg:height="0.962cm" svg:x="7.545cm" svg:y="4.34cm">
          <draw:text-box>
            <text:p>e</text:p>
          </draw:text-box>
        </draw:frame>
        <draw:frame draw:style-name="gr11" draw:text-style-name="P6" draw:layer="layout" svg:width="2.225cm" svg:height="0.962cm" svg:x="10.051cm" svg:y="9.336cm">
          <draw:text-box>
            <text:p>oracle</text:p>
          </draw:text-box>
        </draw:frame>
        <draw:frame draw:style-name="gr12" draw:text-style-name="P7" draw:layer="layout" svg:width="1.27cm" svg:height="1.143cm" svg:x="14.112cm" svg:y="3.799cm">
          <draw:text-box>
            <text:p><text:span text:style-name="T2">R</text:span><text:span text:style-name="T3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6-30T18:00:34.314868833</dc:date>
    <meta:editing-duration>PT21M40S</meta:editing-duration>
    <meta:editing-cycles>7</meta:editing-cycles>
    <meta:generator>LibreOffice/6.0.7.3$Linux_X86_64 LibreOffice_project/00m0$Build-3</meta:generator>
    <meta:document-statistic meta:object-count="20"/>
  </office:meta>
</office:document-meta>
</file>